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 office:value-type="string" calcext:value-type="string">
            <text:p>simulate_universe()</text:p>
          </table:table-cell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simulate_universe()</text:p>
          </table:table-cell>
          <table:table-cell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table:number-columns-repeated="7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table:number-columns-repeated="7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table:number-columns-repeated="7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4:39:28.7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10T22:05:04.535000000</dc:date>
    <meta:editing-duration>PT5H52M28S</meta:editing-duration>
    <meta:editing-cycles>9</meta:editing-cycles>
    <meta:generator>LibreOffice/6.1.6.3$Windows_X86_64 LibreOffice_project/5896ab1714085361c45cf540f76f60673dd96a72</meta:generator>
    <meta:document-statistic meta:table-count="1" meta:cell-count="344" meta:object-count="0"/>
  </office:meta>
</office:document-meta>
</file>